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/>
    </style:style>
    <style:style style:name="P2" style:family="paragraph" style:parent-style-name="Standard">
      <style:text-properties fo:color="#b47804" loext:opacity="100%"/>
    </style:style>
    <style:style style:name="P3" style:family="paragraph" style:parent-style-name="Standard">
      <style:text-properties fo:color="#3465a4" loext:opacity="100%" officeooo:paragraph-rsid="001d8854"/>
    </style:style>
    <style:style style:name="P4" style:family="paragraph" style:parent-style-name="Standard">
      <style:text-properties fo:color="#2a6099" loext:opacity="100%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officeooo:paragraph-rsid="001fec5f"/>
    </style:style>
    <style:style style:name="P7" style:family="paragraph" style:parent-style-name="Standard">
      <style:text-properties officeooo:rsid="002694cf" officeooo:paragraph-rsid="002694cf"/>
    </style:style>
    <style:style style:name="P8" style:family="paragraph" style:parent-style-name="Standard">
      <style:text-properties officeooo:rsid="0028e731" officeooo:paragraph-rsid="002732c1"/>
    </style:style>
    <style:style style:name="P9" style:family="paragraph" style:parent-style-name="Standard">
      <style:text-properties officeooo:rsid="0028e731" officeooo:paragraph-rsid="0028e731"/>
    </style:style>
    <style:style style:name="P10" style:family="paragraph" style:parent-style-name="Standard">
      <style:text-properties officeooo:rsid="002addbf" officeooo:paragraph-rsid="002addbf"/>
    </style:style>
    <style:style style:name="T1" style:family="text">
      <style:text-properties officeooo:rsid="001d88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8854" style:font-style-asian="italic" style:font-style-complex="italic"/>
    </style:style>
    <style:style style:name="T4" style:family="text">
      <style:text-properties fo:font-style="italic" officeooo:rsid="001e0c9c" style:font-style-asian="italic" style:font-style-complex="italic"/>
    </style:style>
    <style:style style:name="T5" style:family="text">
      <style:text-properties officeooo:rsid="001e0c9c"/>
    </style:style>
    <style:style style:name="T6" style:family="text">
      <style:text-properties fo:font-style="normal" officeooo:rsid="001e0c9c" style:font-style-asian="normal" style:font-style-complex="normal"/>
    </style:style>
    <style:style style:name="T7" style:family="text">
      <style:text-properties officeooo:rsid="001e6601"/>
    </style:style>
    <style:style style:name="T8" style:family="text">
      <style:text-properties officeooo:rsid="001fec5f"/>
    </style:style>
    <style:style style:name="T9" style:family="text">
      <style:text-properties officeooo:rsid="00213bbb"/>
    </style:style>
    <style:style style:name="T10" style:family="text">
      <style:text-properties officeooo:rsid="00214603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officeooo:rsid="002ad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"/>34 pajé<text:tab/><text:tab/><text:tab/><text:span text:style-name="T1">lovnâsääni,</text:span> PortK</text:p>
      <text:p text:style-name="Standard"/>
      <text:p text:style-name="P4"><text:s text:c="2"/>34 má<text:tab/><text:tab/><text:tab/><text:span text:style-name="T9">Uánádâs: </text:span><text:span text:style-name="T1">má. = meriáigásâš. </text:span><text:span text:style-name="T9">K</text:span><text:span text:style-name="T1">olgâččij kenski leđe.</text:span></text:p>
      <text:p text:style-name="Standard"/>
      <text:p text:style-name="P6"><text:s text:c="2"/>33 ee<text:tab/><text:tab/><text:tab/><text:tab/><text:span text:style-name="T9">K</text:span><text:span text:style-name="T1">onversistemfeeilah </text:span><text:span text:style-name="T8">jno.</text:span></text:p>
      <text:p text:style-name="P5"><text:s text:c="2"/>31 uá</text:p>
      <text:p text:style-name="Standard"/>
      <text:p text:style-name="P2"><text:s text:c="2"/>31 imâšijd<text:tab/><text:tab/><text:tab/><text:span text:style-name="T7">Čäällimfeilâ vâi variaatio? Tubdum häämi lii </text:span><text:span text:style-name="T2">immâšijd</text:span>.</text:p>
      <text:p text:style-name="Standard"/>
      <text:p text:style-name="P4"><text:s text:c="2"/>28 tiy<text:tab/><text:tab/><text:tab/><text:tab/><text:span text:style-name="T9">O</text:span><text:span text:style-name="T1">nomatopea; err.ort? Kolgâččij-uv leđe </text:span><text:span text:style-name="T3">tiv</text:span><text:span text:style-name="T1">?</text:span></text:p>
      <text:p text:style-name="Standard"/>
      <text:p text:style-name="Standard"><text:s text:c="2"/>28 tiä<text:tab/><text:tab/><text:tab/><text:tab/><text:span text:style-name="T1">konversistemfeeilah: tiä đ ust-uv jno.</text:span></text:p>
      <text:p text:style-name="Standard"/>
      <text:p text:style-name="P4"><text:s text:c="2"/>27 Juh<text:tab/><text:tab/><text:tab/><text:span text:style-name="T10">Uánádâs, jiešnommâ, ráámmát</text:span></text:p>
      <text:p text:style-name="Standard"/>
      <text:p text:style-name="P1"><text:s text:c="2"/>26 tävirijdis<text:tab/><text:tab/><text:tab/>! feilâ analysaattorist: <text:span text:style-name="T1">täviridis</text:span></text:p>
      <text:p text:style-name="Standard"/>
      <text:p text:style-name="P4"><text:s text:c="2"/>26 lyyhtyi<text:tab/><text:tab/><text:tab/><text:span text:style-name="T5">Lovnâsääni, SK. Kolgâččij kenski leđe, vâik sänikirjeest kale lii </text:span><text:span text:style-name="T4">lihtâ</text:span><text:span text:style-name="T6">.</text:span></text:p>
      <text:p text:style-name="Standard"><text:span text:style-name="T11"><text:s text:c="2"/>26 jieŋâlyyhtyid<text:tab/><text:tab/></text:span></text:p>
      <text:p text:style-name="Standard"><text:span text:style-name="T11"/></text:p>
      <text:p text:style-name="P10"><text:span text:style-name="T11"/></text:p>
      <text:p text:style-name="P8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0:52:17.012000000</meta:creation-date>
    <dc:date>2022-11-09T18:54:20.916000000</dc:date>
    <meta:editing-duration>PT1H19M47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1" meta:word-count="67" meta:character-count="502" meta:non-whitespace-character-count="401"/>
  </office:meta>
</office:document-meta>
</file>